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8.5cm" style:rel-column-width="32767*"/>
    </style:style>
    <style:style style:name="Tabela1.1" style:family="table-row">
      <style:table-row-properties fo:background-color="transparent" fo:keep-together="auto">
        <style:background-image/>
      </style:table-row-properties>
    </style:style>
    <style:style style:name="Tabela1.A1" style:family="table-cell">
      <style:table-cell-properties fo:background-color="#dddddd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Tabela1.B1" style:family="table-cell">
      <style:table-cell-properties style:vertical-align="" fo:background-color="#dddddd" fo:padding="0.097cm" fo:border="0.05pt solid #808080" style:writing-mode="page">
        <style:background-image/>
      </style:table-cell-properties>
    </style:style>
    <style:style style:name="Tabela1.A2" style:family="table-cell">
      <style:table-cell-properties fo:padding="0.097cm" fo:border-left="0.05pt solid #808080" fo:border-right="none" fo:border-top="none" fo:border-bottom="0.05pt solid #808080"/>
    </style:style>
    <style:style style:name="Tabela1.B2" style:family="table-cell">
      <style:table-cell-properties fo:padding="0.097cm" fo:border-left="0.05pt solid #808080" fo:border-right="0.05pt solid #808080" fo:border-top="none" fo:border-bottom="0.05pt solid #808080"/>
    </style:style>
    <style:style style:name="Tabela1.A3" style:family="table-cell">
      <style:table-cell-properties fo:padding="0.097cm" fo:border-left="0.05pt solid #808080" fo:border-right="none" fo:border-top="none" fo:border-bottom="0.05pt solid #808080"/>
    </style:style>
    <style:style style:name="Tabela1.B3" style:family="table-cell">
      <style:table-cell-properties fo:padding="0.097cm" fo:border-left="0.05pt solid #808080" fo:border-right="0.05pt solid #808080" fo:border-top="none" fo:border-bottom="0.05pt solid #808080"/>
    </style:style>
    <style:style style:name="Tabela1.A4" style:family="table-cell">
      <style:table-cell-properties fo:padding="0.097cm" fo:border-left="0.05pt solid #808080" fo:border-right="none" fo:border-top="none" fo:border-bottom="0.05pt solid #808080"/>
    </style:style>
    <style:style style:name="Tabela1.B4" style:family="table-cell">
      <style:table-cell-properties fo:padding="0.097cm" fo:border-left="0.05pt solid #808080" fo:border-right="0.05pt solid #808080" fo:border-top="none" fo:border-bottom="0.05pt solid #808080"/>
    </style:style>
    <style:style style:name="Tabela1.A5" style:family="table-cell">
      <style:table-cell-properties fo:padding="0.097cm" fo:border-left="0.05pt solid #808080" fo:border-right="none" fo:border-top="none" fo:border-bottom="0.05pt solid #808080"/>
    </style:style>
    <style:style style:name="Tabela1.B5" style:family="table-cell">
      <style:table-cell-properties fo:padding="0.097cm" fo:border-left="0.05pt solid #808080" fo:border-right="0.05pt solid #808080" fo:border-top="none" fo:border-bottom="0.05pt solid #808080"/>
    </style:style>
    <style:style style:name="Tabela1.A6" style:family="table-cell">
      <style:table-cell-properties fo:padding="0.097cm" fo:border-left="0.05pt solid #808080" fo:border-right="none" fo:border-top="none" fo:border-bottom="0.05pt solid #808080"/>
    </style:style>
    <style:style style:name="Tabela1.B6" style:family="table-cell">
      <style:table-cell-properties fo:padding="0.097cm" fo:border-left="0.05pt solid #808080" fo:border-right="0.05pt solid #808080" fo:border-top="none" fo:border-bottom="0.05pt solid #808080"/>
    </style:style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111111" style:font-name="Liberation Serif" fo:font-size="12pt" fo:letter-spacing="normal" fo:font-style="normal" fo:font-weight="bold" officeooo:rsid="001355f9" officeooo:paragraph-rsid="001a06f1" style:font-weight-asian="bold" style:font-weight-complex="bold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111111" style:font-name="Liberation Serif" fo:font-size="12pt" fo:letter-spacing="normal" fo:font-style="normal" fo:font-weight="bold" officeooo:rsid="0017d2ca" officeooo:paragraph-rsid="0017d2ca" style:font-weight-asian="bold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111111" style:font-name="Liberation Serif" fo:font-size="12pt" fo:letter-spacing="normal" fo:font-style="normal" fo:font-weight="bold" officeooo:rsid="0017d2ca" officeooo:paragraph-rsid="00196c24" style:font-weight-asian="bold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/>
      <style:text-properties fo:font-variant="normal" fo:text-transform="none" fo:color="#111111" style:font-name="Liberation Serif" fo:font-size="12pt" fo:letter-spacing="normal" fo:font-style="normal" fo:font-weight="bold" officeooo:rsid="00206cb1" officeooo:paragraph-rsid="00206cb1" style:font-weight-asian="bold" style:font-weight-complex="bold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11111" style:font-name="Liberation Serif" fo:font-size="12pt" fo:letter-spacing="normal" fo:font-style="normal" fo:font-weight="normal" officeooo:rsid="001355f9" officeooo:paragraph-rsid="001355f9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/>
      <style:text-properties fo:font-variant="normal" fo:text-transform="none" fo:color="#111111" style:font-name="Liberation Serif" fo:font-size="12pt" fo:letter-spacing="normal" fo:font-style="normal" fo:font-weight="normal" officeooo:rsid="0016e057" officeooo:paragraph-rsid="001e3248"/>
    </style:style>
    <style:style style:name="P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11111" style:font-name="Liberation Serif" fo:font-size="12pt" fo:letter-spacing="normal" fo:font-style="normal" fo:font-weight="normal" officeooo:rsid="00168548" officeooo:paragraph-rsid="0014f653"/>
    </style:style>
    <style:style style:name="P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11111" style:font-name="Liberation Serif" fo:font-size="12pt" fo:letter-spacing="normal" fo:font-style="normal" fo:font-weight="normal" officeooo:rsid="00196c24" officeooo:paragraph-rsid="00196c24"/>
    </style:style>
    <style:style style:name="P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196c24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/>
      <style:text-properties officeooo:paragraph-rsid="0016e057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/>
      <style:text-properties fo:color="#111111" officeooo:paragraph-rsid="00168548"/>
    </style:style>
    <style:style style:name="P1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11111" officeooo:paragraph-rsid="0017d2ca"/>
    </style:style>
    <style:style style:name="P1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11111" officeooo:paragraph-rsid="00196c24"/>
    </style:style>
    <style:style style:name="P1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11111" officeooo:rsid="0017d2ca" officeooo:paragraph-rsid="0017d2ca"/>
    </style:style>
    <style:style style:name="P1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11111" officeooo:rsid="0017d2ca" officeooo:paragraph-rsid="00196c24"/>
    </style:style>
    <style:style style:name="P1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11111" officeooo:rsid="00196c24" officeooo:paragraph-rsid="00196c24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/>
      <style:text-properties fo:color="#111111" fo:font-weight="bold" officeooo:rsid="0024a310" officeooo:paragraph-rsid="0024a310" style:font-weight-asian="bold" style:font-weight-complex="bold"/>
    </style:style>
    <style:style style:name="P18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2" fo:widows="2" fo:text-indent="0cm" style:auto-text-indent="false" style:page-number="auto" fo:background-color="transparent"/>
      <style:text-properties fo:font-variant="normal" fo:text-transform="none" fo:color="#111111" style:font-name="Liberation Serif" fo:font-size="12pt" fo:letter-spacing="normal" fo:font-style="normal" fo:font-weight="normal" officeooo:rsid="00168548" officeooo:paragraph-rsid="00168548"/>
    </style:style>
    <style:style style:name="P19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2" fo:widows="2" fo:text-indent="0cm" style:auto-text-indent="false" style:page-number="auto" fo:background-color="transparent"/>
      <style:text-properties fo:color="#111111" fo:font-weight="bold" officeooo:rsid="0024a310" officeooo:paragraph-rsid="0024a310" style:font-weight-asian="bold" style:font-weight-complex="bold"/>
    </style:style>
    <style:style style:name="P20" style:family="paragraph" style:parent-style-name="Standard" style:master-page-name="">
      <loext:graphic-properties draw:fill="none"/>
      <style:paragraph-properties fo:margin-left="0cm" fo:margin-right="0cm" fo:text-align="center" style:justify-single-word="false" fo:orphans="2" fo:widows="2" fo:text-indent="0cm" style:auto-text-indent="false" style:page-number="auto" fo:background-color="transparent"/>
      <style:text-properties fo:color="#111111" fo:font-weight="bold" officeooo:rsid="0024a310" officeooo:paragraph-rsid="0024a310" fo:background-color="transparent" style:font-weight-asian="bold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font-variant="normal" fo:text-transform="none" fo:color="#111111" style:font-name="Liberation Serif" fo:font-size="12pt" fo:letter-spacing="normal" fo:font-style="normal" fo:font-weight="normal" officeooo:rsid="0016e057" officeooo:paragraph-rsid="0016e057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font-variant="normal" fo:text-transform="none" fo:color="#111111" style:font-name="Liberation Serif" fo:font-size="12pt" fo:letter-spacing="normal" fo:font-style="normal" fo:font-weight="normal" officeooo:rsid="00197cda" officeooo:paragraph-rsid="00197cda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font-variant="normal" fo:text-transform="none" fo:color="#111111" style:font-name="Liberation Serif" fo:font-size="12pt" fo:letter-spacing="normal" fo:font-style="normal" fo:font-weight="normal" officeooo:rsid="001a06f1" officeooo:paragraph-rsid="001a06f1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font-variant="normal" fo:text-transform="none" fo:color="#111111" style:font-name="Liberation Serif" fo:font-size="12pt" fo:letter-spacing="normal" fo:font-style="normal" fo:font-weight="normal" officeooo:rsid="001b13be" officeooo:paragraph-rsid="001b13be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font-variant="normal" fo:text-transform="none" fo:color="#111111" style:font-name="Liberation Serif" fo:font-size="12pt" fo:letter-spacing="normal" fo:font-style="normal" fo:font-weight="normal" officeooo:rsid="001b13be" officeooo:paragraph-rsid="001cb1e6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font-variant="normal" fo:text-transform="none" fo:color="#111111" style:font-name="Liberation Serif" fo:font-size="12pt" fo:letter-spacing="normal" fo:font-style="normal" fo:font-weight="normal" officeooo:rsid="001e3248" officeooo:paragraph-rsid="001e3248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font-variant="normal" fo:text-transform="none" fo:color="#111111" style:font-name="Liberation Serif" fo:font-size="12pt" fo:letter-spacing="normal" fo:font-style="normal" fo:font-weight="normal" officeooo:rsid="001cb1e6" officeooo:paragraph-rsid="001cb1e6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font-variant="normal" fo:text-transform="none" fo:color="#111111" style:font-name="Liberation Serif" fo:font-size="12pt" fo:letter-spacing="normal" fo:font-style="normal" fo:font-weight="normal" officeooo:rsid="00206cb1" officeooo:paragraph-rsid="001e3248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font-variant="normal" fo:text-transform="none" fo:color="#111111" style:font-name="Liberation Serif" fo:font-size="12pt" fo:letter-spacing="normal" fo:font-style="normal" fo:font-weight="normal" officeooo:rsid="002bbcff" officeooo:paragraph-rsid="002bbcff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officeooo:paragraph-rsid="0028719c"/>
    </style:style>
    <style:style style:name="P31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officeooo:paragraph-rsid="001cb1e6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color="#111111" officeooo:paragraph-rsid="00146049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color="#111111" officeooo:paragraph-rsid="001e3248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color="#111111" officeooo:paragraph-rsid="0014f653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color="#111111" officeooo:paragraph-rsid="00206cb1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color="#111111" officeooo:paragraph-rsid="0024a310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color="#111111" officeooo:paragraph-rsid="0033c6ef"/>
    </style:style>
    <style:style style:name="P38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color="#111111" officeooo:rsid="001e3248" officeooo:paragraph-rsid="001e3248"/>
    </style:style>
    <style:style style:name="P39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color="#111111" fo:font-weight="normal" officeooo:rsid="0024a310" officeooo:paragraph-rsid="0024a310" style:font-weight-asian="normal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color="#111111" officeooo:rsid="0030f90f" officeooo:paragraph-rsid="0030f90f"/>
    </style:style>
    <style:style style:name="P41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2" fo:widows="2" fo:text-indent="1cm" style:auto-text-indent="false" style:page-number="auto" fo:background-color="transparent"/>
      <style:text-properties officeooo:paragraph-rsid="00197cda"/>
    </style:style>
    <style:style style:name="P42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2" fo:widows="2" fo:text-indent="1cm" style:auto-text-indent="false" style:page-number="auto" fo:background-color="transparent"/>
      <style:text-properties fo:color="#111111" officeooo:paragraph-rsid="0033c6ef"/>
    </style:style>
    <style:style style:name="P43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2" fo:widows="2" fo:text-indent="1cm" style:auto-text-indent="false" style:page-number="auto" fo:background-color="transparent"/>
      <style:text-properties fo:color="#111111" officeooo:paragraph-rsid="001355f9"/>
    </style:style>
    <style:style style:name="P44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2" fo:widows="2" fo:text-indent="1cm" style:auto-text-indent="false" style:page-number="auto" fo:background-color="transparent"/>
      <style:text-properties fo:color="#111111" officeooo:rsid="0017d2ca" officeooo:paragraph-rsid="0017d2ca"/>
    </style:style>
    <style:style style:name="P45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2" fo:widows="2" fo:text-indent="1cm" style:auto-text-indent="false" style:page-number="auto" fo:background-color="transparent"/>
      <style:text-properties fo:color="#111111" officeooo:rsid="00196c24" officeooo:paragraph-rsid="00196c24"/>
    </style:style>
    <style:style style:name="P46" style:family="paragraph" style:parent-style-name="Table_20_Contents">
      <style:paragraph-properties fo:text-align="center" style:justify-single-word="false"/>
      <style:text-properties fo:color="#111111" fo:font-weight="bold" officeooo:rsid="0024a310" officeooo:paragraph-rsid="0024a310" fo:background-color="transparent" style:font-weight-asian="bold" style:font-weight-complex="bold"/>
    </style:style>
    <style:style style:name="P47" style:family="paragraph" style:parent-style-name="Table_20_Contents">
      <style:paragraph-properties fo:text-align="justify" style:justify-single-word="false"/>
      <style:text-properties fo:color="#111111"/>
    </style:style>
    <style:style style:name="P48" style:family="paragraph" style:parent-style-name="Table_20_Contents">
      <style:paragraph-properties fo:text-align="justify" style:justify-single-word="false"/>
      <style:text-properties fo:color="#111111" officeooo:rsid="00263f8c" officeooo:paragraph-rsid="00263f8c"/>
    </style:style>
    <style:style style:name="P49" style:family="paragraph" style:parent-style-name="Table_20_Contents">
      <style:paragraph-properties fo:text-align="justify" style:justify-single-word="false"/>
      <style:text-properties fo:color="#111111" officeooo:rsid="00263f8c" officeooo:paragraph-rsid="00352ee8"/>
    </style:style>
    <style:style style:name="P50" style:family="paragraph" style:parent-style-name="Table_20_Contents">
      <style:paragraph-properties fo:text-align="justify" style:justify-single-word="false"/>
      <style:text-properties fo:color="#111111" officeooo:rsid="00281817" officeooo:paragraph-rsid="00281817"/>
    </style:style>
    <style:style style:name="P51" style:family="paragraph" style:parent-style-name="Table_20_Contents">
      <style:paragraph-properties fo:text-align="justify" style:justify-single-word="false"/>
      <style:text-properties fo:color="#111111" officeooo:rsid="00281817" officeooo:paragraph-rsid="00352ee8"/>
    </style:style>
    <style:style style:name="P52" style:family="paragraph" style:parent-style-name="Table_20_Contents">
      <style:paragraph-properties fo:text-align="justify" style:justify-single-word="false"/>
      <style:text-properties fo:color="#111111" officeooo:rsid="00297acd" officeooo:paragraph-rsid="00297acd"/>
    </style:style>
    <style:style style:name="P53" style:family="paragraph" style:parent-style-name="Table_20_Contents">
      <style:paragraph-properties fo:text-align="justify" style:justify-single-word="false"/>
      <style:text-properties fo:color="#111111" officeooo:rsid="00297acd" officeooo:paragraph-rsid="00352ee8"/>
    </style:style>
    <style:style style:name="P54" style:family="paragraph" style:parent-style-name="Table_20_Contents">
      <style:paragraph-properties fo:text-align="justify" style:justify-single-word="false"/>
      <style:text-properties fo:color="#111111" officeooo:rsid="002e6a57" officeooo:paragraph-rsid="002e6a57"/>
    </style:style>
    <style:style style:name="P55" style:family="paragraph" style:parent-style-name="Table_20_Contents">
      <style:paragraph-properties fo:text-align="justify" style:justify-single-word="false"/>
      <style:text-properties fo:color="#111111" officeooo:rsid="0033c6ef" officeooo:paragraph-rsid="0033c6ef"/>
    </style:style>
    <style:style style:name="P56" style:family="paragraph" style:parent-style-name="Table_20_Contents">
      <style:paragraph-properties fo:text-align="justify" style:justify-single-word="false"/>
      <style:text-properties fo:color="#111111" officeooo:rsid="00352ee8" officeooo:paragraph-rsid="00352ee8"/>
    </style:style>
    <style:style style:name="T1" style:family="text">
      <style:text-properties fo:font-variant="normal" fo:text-transform="none" style:font-name="Liberation Serif" fo:font-size="12pt" fo:letter-spacing="normal" fo:font-style="normal"/>
    </style:style>
    <style:style style:name="T2" style:family="text">
      <style:text-properties fo:font-variant="normal" fo:text-transform="none" style:font-name="Liberation Serif" fo:font-size="12pt" fo:letter-spacing="normal" fo:font-style="normal" fo:font-weight="normal"/>
    </style:style>
    <style:style style:name="T3" style:family="text">
      <style:text-properties fo:font-variant="normal" fo:text-transform="none" style:font-name="Liberation Serif" fo:font-size="12pt" fo:letter-spacing="normal" fo:font-style="normal" fo:font-weight="normal" officeooo:rsid="001355f9"/>
    </style:style>
    <style:style style:name="T4" style:family="text">
      <style:text-properties fo:font-variant="normal" fo:text-transform="none" style:font-name="Liberation Serif" fo:font-size="12pt" fo:letter-spacing="normal" fo:font-style="normal" fo:font-weight="normal" officeooo:rsid="00146049"/>
    </style:style>
    <style:style style:name="T5" style:family="text">
      <style:text-properties fo:font-variant="normal" fo:text-transform="none" style:font-name="Liberation Serif" fo:font-size="12pt" fo:letter-spacing="normal" fo:font-style="normal" fo:font-weight="normal" officeooo:rsid="00197cda"/>
    </style:style>
    <style:style style:name="T6" style:family="text">
      <style:text-properties fo:font-variant="normal" fo:text-transform="none" style:font-name="Liberation Serif" fo:font-size="12pt" fo:letter-spacing="normal" fo:font-style="normal" fo:font-weight="normal" officeooo:rsid="00168548"/>
    </style:style>
    <style:style style:name="T7" style:family="text">
      <style:text-properties fo:font-variant="normal" fo:text-transform="none" style:font-name="Liberation Serif" fo:font-size="12pt" fo:letter-spacing="normal" fo:font-style="normal" fo:font-weight="normal" officeooo:rsid="0016e057"/>
    </style:style>
    <style:style style:name="T8" style:family="text">
      <style:text-properties fo:font-variant="normal" fo:text-transform="none" style:font-name="Liberation Serif" fo:font-size="12pt" fo:letter-spacing="normal" fo:font-style="normal" fo:font-weight="normal" officeooo:rsid="0017d2ca"/>
    </style:style>
    <style:style style:name="T9" style:family="text">
      <style:text-properties fo:font-variant="normal" fo:text-transform="none" style:font-name="Liberation Serif" fo:font-size="12pt" fo:letter-spacing="normal" fo:font-style="normal" fo:font-weight="normal" officeooo:rsid="00196c24"/>
    </style:style>
    <style:style style:name="T10" style:family="text">
      <style:text-properties fo:font-variant="normal" fo:text-transform="none" style:font-name="Liberation Serif" fo:font-size="12pt" fo:letter-spacing="normal" fo:font-style="normal" fo:font-weight="normal" officeooo:rsid="001cb1e6"/>
    </style:style>
    <style:style style:name="T11" style:family="text">
      <style:text-properties fo:font-variant="normal" fo:text-transform="none" style:font-name="Liberation Serif" fo:font-size="12pt" fo:letter-spacing="normal" fo:font-style="normal" fo:font-weight="normal" officeooo:rsid="0022b321"/>
    </style:style>
    <style:style style:name="T12" style:family="text">
      <style:text-properties fo:font-variant="normal" fo:text-transform="none" style:font-name="Liberation Serif" fo:font-size="12pt" fo:letter-spacing="normal" fo:font-style="normal" fo:font-weight="normal" officeooo:rsid="001a06f1"/>
    </style:style>
    <style:style style:name="T13" style:family="text">
      <style:text-properties fo:font-variant="normal" fo:text-transform="none" style:font-name="Liberation Serif" fo:font-size="12pt" fo:letter-spacing="normal" fo:font-style="normal" fo:font-weight="normal" officeooo:rsid="00196c24" style:font-weight-asian="bold" style:font-weight-complex="bold"/>
    </style:style>
    <style:style style:name="T14" style:family="text">
      <style:text-properties fo:font-variant="normal" fo:text-transform="none" style:font-name="Liberation Serif" fo:font-size="12pt" fo:letter-spacing="normal" fo:font-style="normal" fo:font-weight="normal" officeooo:rsid="0022b321" style:font-weight-asian="bold" style:font-weight-complex="bold"/>
    </style:style>
    <style:style style:name="T15" style:family="text">
      <style:text-properties fo:font-variant="normal" fo:text-transform="none" style:font-name="Liberation Serif" fo:font-size="12pt" fo:letter-spacing="normal" fo:font-style="normal" fo:font-weight="normal" officeooo:rsid="00263f8c" style:font-weight-asian="bold" style:font-weight-complex="bold"/>
    </style:style>
    <style:style style:name="T16" style:family="text">
      <style:text-properties fo:font-variant="normal" fo:text-transform="none" style:font-name="Liberation Serif" fo:font-size="12pt" fo:letter-spacing="normal" fo:font-style="normal" fo:font-weight="normal" officeooo:rsid="001e3248"/>
    </style:style>
    <style:style style:name="T17" style:family="text">
      <style:text-properties fo:font-variant="normal" fo:text-transform="none" style:font-name="Liberation Serif" fo:font-size="12pt" fo:letter-spacing="normal" fo:font-style="normal" fo:font-weight="normal" officeooo:rsid="001f9171"/>
    </style:style>
    <style:style style:name="T18" style:family="text">
      <style:text-properties fo:font-variant="normal" fo:text-transform="none" style:font-name="Liberation Serif" fo:font-size="12pt" fo:letter-spacing="normal" fo:font-style="normal" fo:font-weight="normal" officeooo:rsid="00206cb1"/>
    </style:style>
    <style:style style:name="T19" style:family="text">
      <style:text-properties fo:font-variant="normal" fo:text-transform="none" style:font-name="Liberation Serif" fo:font-size="12pt" fo:letter-spacing="normal" fo:font-style="normal" fo:font-weight="normal" officeooo:rsid="00206cb1" style:font-weight-asian="normal" style:font-weight-complex="normal"/>
    </style:style>
    <style:style style:name="T20" style:family="text">
      <style:text-properties fo:font-variant="normal" fo:text-transform="none" style:font-name="Liberation Serif" fo:font-size="12pt" fo:letter-spacing="normal" fo:font-style="normal" fo:font-weight="normal" officeooo:rsid="0024a310" style:font-weight-asian="normal" style:font-weight-complex="normal"/>
    </style:style>
    <style:style style:name="T21" style:family="text">
      <style:text-properties fo:font-variant="normal" fo:text-transform="none" style:font-name="Liberation Serif" fo:font-size="12pt" fo:letter-spacing="normal" fo:font-style="normal" fo:font-weight="normal" officeooo:rsid="00263f8c" style:font-weight-asian="normal" style:font-weight-complex="normal"/>
    </style:style>
    <style:style style:name="T22" style:family="text">
      <style:text-properties fo:font-variant="normal" fo:text-transform="none" style:font-name="Liberation Serif" fo:font-size="12pt" fo:letter-spacing="normal" fo:font-style="normal" fo:font-weight="normal" officeooo:rsid="00297acd" style:font-weight-asian="normal" style:font-weight-complex="normal"/>
    </style:style>
    <style:style style:name="T23" style:family="text">
      <style:text-properties fo:font-variant="normal" fo:text-transform="none" style:font-name="Liberation Serif" fo:font-size="12pt" fo:letter-spacing="normal" fo:font-style="normal" fo:font-weight="normal" officeooo:rsid="0033c6ef" style:font-weight-asian="normal" style:font-weight-complex="normal"/>
    </style:style>
    <style:style style:name="T24" style:family="text">
      <style:text-properties fo:font-variant="normal" fo:text-transform="none" style:font-name="Liberation Serif" fo:font-size="12pt" fo:letter-spacing="normal" fo:font-style="normal" fo:font-weight="normal" officeooo:rsid="0030f90f"/>
    </style:style>
    <style:style style:name="T25" style:family="text">
      <style:text-properties fo:font-variant="normal" fo:text-transform="none" style:font-name="Liberation Serif" fo:font-size="12pt" fo:letter-spacing="normal" fo:font-style="normal" fo:font-weight="normal" officeooo:rsid="003200a8"/>
    </style:style>
    <style:style style:name="T26" style:family="text">
      <style:text-properties fo:font-variant="normal" fo:text-transform="none" style:font-name="Liberation Serif" fo:font-size="12pt" fo:letter-spacing="normal" fo:font-style="normal" fo:font-weight="bold" officeooo:rsid="00206cb1" style:font-weight-asian="bold" style:font-weight-complex="bold"/>
    </style:style>
    <style:style style:name="T27" style:family="text">
      <style:text-properties fo:font-variant="normal" fo:text-transform="none" style:font-name="Liberation Serif" fo:font-size="12pt" fo:letter-spacing="normal" fo:font-style="normal" officeooo:rsid="0021b9f5"/>
    </style:style>
    <style:style style:name="T28" style:family="text">
      <style:text-properties fo:font-variant="normal" fo:text-transform="none" fo:color="#111111" style:font-name="Liberation Serif" fo:font-size="12pt" fo:letter-spacing="normal" fo:font-style="normal" fo:font-weight="bold" officeooo:rsid="0020e4e1" style:font-weight-asian="bold" style:font-weight-complex="bold"/>
    </style:style>
    <style:style style:name="T29" style:family="text">
      <style:text-properties fo:font-variant="normal" fo:text-transform="none" fo:color="#111111" style:font-name="Liberation Serif" fo:font-size="12pt" fo:letter-spacing="normal" fo:font-style="normal" fo:font-weight="bold" officeooo:rsid="0021b9f5" style:font-weight-asian="bold" style:font-weight-complex="bold"/>
    </style:style>
    <style:style style:name="T30" style:family="text">
      <style:text-properties fo:font-variant="normal" fo:text-transform="none" fo:color="#111111" style:font-name="Liberation Serif" fo:font-size="12pt" fo:letter-spacing="normal" fo:font-style="normal" fo:font-weight="bold" officeooo:rsid="00281817" style:font-weight-asian="bold" style:font-weight-complex="bold"/>
    </style:style>
    <style:style style:name="T31" style:family="text">
      <style:text-properties fo:font-variant="normal" fo:text-transform="none" fo:color="#111111" style:font-name="Liberation Serif" fo:font-size="12pt" fo:letter-spacing="normal" fo:font-style="normal" fo:font-weight="bold" officeooo:rsid="0028719c" style:font-weight-asian="bold" style:font-weight-complex="bold"/>
    </style:style>
    <style:style style:name="T32" style:family="text">
      <style:text-properties fo:font-variant="normal" fo:text-transform="none" fo:color="#111111" style:font-name="Liberation Serif" fo:font-size="12pt" fo:letter-spacing="normal" fo:font-style="normal" fo:font-weight="normal" officeooo:rsid="00206cb1" style:font-weight-asian="normal" style:font-weight-complex="normal"/>
    </style:style>
    <style:style style:name="T33" style:family="text">
      <style:text-properties fo:font-variant="normal" fo:text-transform="none" fo:color="#111111" style:font-name="Liberation Serif" fo:font-size="12pt" fo:letter-spacing="normal" fo:font-style="normal" fo:font-weight="normal" officeooo:rsid="0020e4e1" style:font-weight-asian="normal" style:font-weight-complex="normal"/>
    </style:style>
    <style:style style:name="T34" style:family="text">
      <style:text-properties fo:font-variant="normal" fo:text-transform="none" fo:color="#111111" style:font-name="Liberation Serif" fo:font-size="12pt" fo:letter-spacing="normal" fo:font-style="normal" fo:font-weight="normal" officeooo:rsid="00281817" style:font-weight-asian="normal" style:font-weight-complex="normal"/>
    </style:style>
    <style:style style:name="T35" style:family="text">
      <style:text-properties fo:font-variant="normal" fo:text-transform="none" fo:color="#111111" style:font-name="Liberation Serif" fo:font-size="12pt" fo:letter-spacing="normal" fo:font-style="normal" fo:font-weight="normal" officeooo:rsid="0028719c" style:font-weight-asian="normal" style:font-weight-complex="normal"/>
    </style:style>
    <style:style style:name="T36" style:family="text">
      <style:text-properties fo:font-variant="normal" fo:text-transform="none" fo:color="#111111" style:font-name="Liberation Serif" fo:font-size="12pt" fo:letter-spacing="normal" fo:font-style="normal" fo:font-weight="normal" officeooo:rsid="00297acd" style:font-weight-asian="normal" style:font-weight-complex="normal"/>
    </style:style>
    <style:style style:name="T37" style:family="text">
      <style:text-properties fo:font-variant="normal" fo:text-transform="none" fo:color="#111111" style:font-name="Liberation Serif" fo:font-size="12pt" fo:letter-spacing="normal" fo:font-style="normal" fo:font-weight="normal" officeooo:rsid="003200a8" style:font-weight-asian="normal" style:font-weight-complex="normal"/>
    </style:style>
    <style:style style:name="T38" style:family="text">
      <style:text-properties fo:font-variant="normal" fo:text-transform="none" fo:color="#111111" style:font-name="Liberation Serif" fo:font-size="12pt" fo:letter-spacing="normal" fo:font-style="normal" fo:font-weight="normal" officeooo:rsid="002bbcff"/>
    </style:style>
    <style:style style:name="T39" style:family="text">
      <style:text-properties fo:font-variant="normal" fo:text-transform="none" fo:color="#111111" style:font-name="Liberation Serif" fo:font-size="12pt" fo:letter-spacing="normal" fo:font-style="normal" fo:font-weight="normal" officeooo:rsid="00197cda"/>
    </style:style>
    <style:style style:name="T40" style:family="text">
      <style:text-properties fo:font-variant="normal" fo:text-transform="none" fo:color="#111111" style:font-name="Liberation Serif" fo:font-size="12pt" fo:letter-spacing="normal" fo:font-style="normal" fo:font-weight="normal" officeooo:rsid="002da9bf"/>
    </style:style>
    <style:style style:name="T41" style:family="text">
      <style:text-properties fo:font-variant="normal" fo:text-transform="none" fo:color="#111111" style:font-name="Liberation Serif" fo:font-size="12pt" fo:letter-spacing="normal" fo:font-style="normal" fo:font-weight="normal" officeooo:rsid="00196c24"/>
    </style:style>
    <style:style style:name="T42" style:family="text">
      <style:text-properties fo:font-variant="normal" fo:text-transform="none" fo:color="#111111" style:font-name="Liberation Serif" fo:font-size="12pt" fo:letter-spacing="normal" fo:font-style="normal" fo:font-weight="normal" officeooo:rsid="0016e057"/>
    </style:style>
    <style:style style:name="T43" style:family="text">
      <style:text-properties fo:font-variant="normal" fo:text-transform="none" fo:color="#111111" style:font-name="Liberation Serif" fo:font-size="12pt" fo:letter-spacing="normal" fo:font-style="normal" fo:font-weight="normal" officeooo:rsid="00263f8c"/>
    </style:style>
    <style:style style:name="T44" style:family="text">
      <style:text-properties fo:font-variant="normal" fo:text-transform="none" fo:color="#111111" style:font-name="Liberation Serif" fo:font-size="12pt" fo:letter-spacing="normal" fo:font-style="normal" fo:font-weight="normal" officeooo:rsid="0017d2ca"/>
    </style:style>
    <style:style style:name="T45" style:family="text">
      <style:text-properties fo:font-variant="normal" fo:text-transform="none" fo:color="#111111" style:font-name="Liberation Serif" fo:font-size="12pt" fo:letter-spacing="normal" fo:font-style="normal" fo:font-weight="normal" officeooo:rsid="001cb1e6"/>
    </style:style>
    <style:style style:name="T46" style:family="text">
      <style:text-properties fo:font-variant="normal" fo:text-transform="none" fo:color="#111111" style:font-name="Liberation Serif" fo:font-size="12pt" fo:letter-spacing="normal" fo:font-style="normal" fo:font-weight="normal" officeooo:rsid="0030f90f"/>
    </style:style>
    <style:style style:name="T47" style:family="text">
      <style:text-properties fo:font-variant="normal" fo:text-transform="none" fo:color="#111111" style:font-name="Liberation Serif" fo:font-size="12pt" fo:letter-spacing="normal" fo:font-style="normal" fo:font-weight="normal" officeooo:rsid="001b13be"/>
    </style:style>
    <style:style style:name="T48" style:family="text">
      <style:text-properties fo:font-variant="normal" fo:text-transform="none" fo:color="#111111" style:font-name="Liberation Serif" fo:font-size="12pt" fo:letter-spacing="normal" fo:font-style="normal" fo:font-weight="normal" officeooo:rsid="003200a8"/>
    </style:style>
    <style:style style:name="T49" style:family="text">
      <style:text-properties fo:font-variant="normal" fo:text-transform="none" fo:color="#111111" style:font-name="Liberation Serif" fo:font-size="12pt" fo:letter-spacing="normal" fo:font-style="normal" fo:font-weight="normal" officeooo:rsid="00352ee8"/>
    </style:style>
    <style:style style:name="T50" style:family="text">
      <style:text-properties officeooo:rsid="00197cda"/>
    </style:style>
    <style:style style:name="T51" style:family="text">
      <style:text-properties officeooo:rsid="001a06f1"/>
    </style:style>
    <style:style style:name="T52" style:family="text">
      <style:text-properties officeooo:rsid="00297acd"/>
    </style:style>
    <style:style style:name="T53" style:family="text">
      <style:text-properties officeooo:rsid="002efce1"/>
    </style:style>
    <style:style style:name="T54" style:family="text">
      <style:text-properties officeooo:rsid="0033c6ef"/>
    </style:style>
    <style:style style:name="T55" style:family="text">
      <style:text-properties officeooo:rsid="00352ee8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lm of Arcane</text:p>
      <text:p text:style-name="P5"/>
      <text:p text:style-name="P43"><text:span text:style-name="T3">Realm of Arcane </text:span><text:span text:style-name="T4">é um jogo que Tânia criou para jogar com seus amigos em uma noite dos jogos, ele possui </text:span><text:span text:style-name="T5">as seguintes regras</text:span><text:span text:style-name="T4">:</text:span></text:p>
      <text:p text:style-name="P32"><text:span text:style-name="T6">Existem</text:span><text:span text:style-name="T4"> 2 tipos de cartas, </text:span><text:span text:style-name="T7">Criaturas e Artefatos.</text:span></text:p>
      <text:p text:style-name="P18">Nas cartas de criaturas contém a raça e atributos, sendo:</text:p>
      <text:p text:style-name="P11"><text:span text:style-name="T6">Raça (HUMANO, ELFO OU MAGO) – </text:span><text:span text:style-name="T24">Atributos [</text:span><text:span text:style-name="T8">Dano,</text:span><text:span text:style-name="T6"> HP (vida) e Mana</text:span><text:span text:style-name="T24">]</text:span><text:span text:style-name="T6">.</text:span></text:p>
      <text:p text:style-name="P11"><text:span text:style-name="T6">Já nas cartas de </text:span><text:span text:style-name="T7">a</text:span><text:span text:style-name="T6">rtefatos contém </text:span><text:span text:style-name="T7">o </text:span><text:span text:style-name="T6">tipo </text:span><text:span text:style-name="T7">de artefato</text:span><text:span text:style-name="T6"> </text:span><text:span text:style-name="T7">e atributos, sendo:</text:span></text:p>
      <text:p text:style-name="P10"><text:span text:style-name="T42">Tipo de Artefato (</text:span><text:span text:style-name="T41">GRIM</text:span><text:span text:style-name="T43">O</text:span><text:span text:style-name="T41">RIO</text:span><text:span text:style-name="T42">, ARMA, PO</text:span><text:span text:style-name="T49">CA</text:span><text:span text:style-name="T42">O) – </text:span><text:span text:style-name="T46">Atributos [</text:span><text:span text:style-name="T44">Aumento de Dano,</text:span><text:span text:style-name="T42"> </text:span><text:span text:style-name="T40">Dano de Uso</text:span><text:span text:style-name="T42"> e </text:span><text:span text:style-name="T45">Uso</text:span><text:span text:style-name="T42"> de Mana</text:span><text:span text:style-name="T46">]</text:span><text:span text:style-name="T42">.</text:span></text:p>
      <text:p text:style-name="P21"/>
      <text:p text:style-name="P33"><text:span text:style-name="T8">Em cada jogada, dois jogadores se enfrentarão,</text:span><text:span text:style-name="T7"> </text:span><text:span text:style-name="T8">e cada um</text:span><text:span text:style-name="T7"> deverá jogar uma carta de Criatura em conjunto com uma de Artefato, sendo que os atributos da carta de Artefato aumentará ou diminuirá os atributos da carta de Criatura. </text:span><text:span text:style-name="T8">Essa jogada pode ter dois turnos, Ataque e Contra-ataque, mas o primeiro ataque pode ser tão forte que destrói as cartas do oponente, terminando, assim, a jogada.</text:span></text:p>
      <text:p text:style-name="P40"><text:span text:style-name="T8">O </text:span><text:span text:style-name="T2">atributo “Aumento de Dano” de um artefato, aumenta o dano da criatura que esta usando ele, </text:span><text:span text:style-name="T25">esse aumento é percentual</text:span><text:span text:style-name="T2">. O atributo “Dano de Uso” </text:span><text:span text:style-name="T25">diminui o HP da criatura que está usando ele, essa subtração é percentual. O atributo “Uso de Mana” diminui a mana da criatura que está usando ele, essa subtração não é percentual, ou seja, se na entrada está 40 e a mana da criatura em 100, vai apenas subtraí 40 de 100 = 60.</text:span></text:p>
      <text:p text:style-name="P29">O jogador 1 sempre iniciará atacando.</text:p>
      <text:p text:style-name="P6">Exemplo:</text:p>
      <text:p text:style-name="P44"><text:span text:style-name="T7">J</text:span><text:span text:style-name="T2">ogador 1 joga as seguintes cartas:</text:span></text:p>
      <text:section text:style-name="Sect1" text:name="Seção1">
        <text:p text:style-name="P2">Criatura</text:p>
        <text:p text:style-name="P12"><text:span text:style-name="T8">E</text:span><text:span text:style-name="T11">LFO</text:span><text:span text:style-name="T8">.</text:span></text:p>
        <text:p text:style-name="P14"><text:span text:style-name="T2">Dano </text:span><text:span text:style-name="T5">=</text:span><text:span text:style-name="T2"> 85.087</text:span></text:p>
        <text:p text:style-name="P14"><text:span text:style-name="T2">HP </text:span><text:span text:style-name="T5">=</text:span><text:span text:style-name="T2"> 975.241</text:span></text:p>
        <text:p text:style-name="P14"><text:span text:style-name="T2">Mana </text:span><text:span text:style-name="T5">=</text:span><text:span text:style-name="T2"> 67.671</text:span></text:p>
        <text:p text:style-name="P2">Artefato</text:p>
        <text:p text:style-name="P13"><text:span text:style-name="T9">A</text:span><text:span text:style-name="T11">RMA</text:span><text:span text:style-name="T9">.</text:span></text:p>
        <text:p text:style-name="P16"><text:span text:style-name="T2">Aumento de Dano </text:span><text:span text:style-name="T5">=</text:span><text:span text:style-name="T2"> 27.097%</text:span></text:p>
        <text:p text:style-name="P9"><text:span text:style-name="T40">Dano</text:span><text:span text:style-name="T41"> de </text:span><text:span text:style-name="T40">Uso</text:span><text:span text:style-name="T41"> </text:span><text:span text:style-name="T39">= </text:span><text:span text:style-name="T41">0.000%</text:span></text:p>
        <text:p text:style-name="P13"><text:span text:style-name="T10">Uso de</text:span><text:span text:style-name="T9"> Mana </text:span><text:span text:style-name="T5">=</text:span><text:span text:style-name="T9"> 8.278</text:span></text:p>
      </text:section>
      <text:p text:style-name="P7"/>
      <text:p text:style-name="P45"><text:span text:style-name="T6">J</text:span><text:span text:style-name="T2">ogador 2 Joga as seguintes cartas:</text:span></text:p>
      <text:section text:style-name="Sect1" text:name="Seção2">
        <text:p text:style-name="P3">Criatura</text:p>
        <text:p text:style-name="P13"><text:span text:style-name="T9">M</text:span><text:span text:style-name="T11">AGO</text:span><text:span text:style-name="T8">.</text:span></text:p>
        <text:p text:style-name="P15"><text:span text:style-name="T2">Dano </text:span><text:span text:style-name="T5">=</text:span><text:span text:style-name="T2"> </text:span><text:span text:style-name="T9">67</text:span><text:span text:style-name="T2">.0</text:span><text:span text:style-name="T9">1</text:span><text:span text:style-name="T2">7</text:span></text:p>
        <text:p text:style-name="P15"><text:span text:style-name="T2">HP </text:span><text:span text:style-name="T5">=</text:span><text:span text:style-name="T2"> </text:span><text:span text:style-name="T12">229</text:span><text:span text:style-name="T2">.</text:span><text:span text:style-name="T9">308</text:span></text:p>
        <text:p text:style-name="P15"><text:span text:style-name="T2">Mana </text:span><text:span text:style-name="T5">=</text:span><text:span text:style-name="T2"> </text:span><text:span text:style-name="T9">149</text:span><text:span text:style-name="T2">.</text:span><text:span text:style-name="T9">938</text:span></text:p>
        <text:p text:style-name="P3">Artefato</text:p>
        <text:p text:style-name="P13"><text:span text:style-name="T13">G</text:span><text:span text:style-name="T14">RIM</text:span><text:span text:style-name="T15">O</text:span><text:span text:style-name="T14">RIO</text:span><text:span text:style-name="T13">.</text:span></text:p>
        <text:p text:style-name="P16"><text:span text:style-name="T2">Aumento de Dano </text:span><text:span text:style-name="T5">=</text:span><text:span text:style-name="T2"> 69.666%</text:span></text:p>
        <text:p text:style-name="P9"><text:span text:style-name="T40">Dano de Uso</text:span><text:span text:style-name="T41"> </text:span><text:span text:style-name="T39">=</text:span><text:span text:style-name="T41"> 6.011%</text:span></text:p>
        <text:p text:style-name="P13"><text:span text:style-name="T10">Uso</text:span><text:span text:style-name="T9"> de Mana </text:span><text:span text:style-name="T5">=</text:span><text:span text:style-name="T9"> 38.203</text:span></text:p>
      </text:section>
      <text:p text:style-name="P8"/>
      <text:p text:style-name="P41"><text:span text:style-name="T38">O</text:span><text:span text:style-name="T39">bserve que no ataque do Jogador 1 os atributos do Elfo estaria com os seguintes valores:</text:span></text:p>
      <text:p text:style-name="P22">Dano = 108.1430, HP = 975.241 e Mana = 59.393</text:p>
      <text:p text:style-name="P22">O <text:span text:style-name="T51">Mago do</text:span> jogador 2 receberia o <text:span text:style-name="T53">d</text:span>ano <text:span text:style-name="T51">do ataque ficando com 121.1650 de HP, que não seria o suficiente para matá-lo, sendo assim ele faria o contra-ataque, os seus atributos ficariam com os seguintes valores:</text:span></text:p>
      <text:p text:style-name="P23">Dano = 113.7051, HP = 113.8817 e Mana = 111.735.</text:p>
      <text:p text:style-name="P24">Por fim o Elfo do Jogador 1 receberia o dano do Mago ficando com os seguintes valores de atributos: Dano = <text:span text:style-name="T50">108.14302439</text:span>, HP = <text:s/>861.5359<text:span text:style-name="T50"> </text:span>e Mana = 59.3930<text:span text:style-name="T50">.</text:span></text:p>
      <text:p text:style-name="P31"><text:span text:style-name="T47">Observe que o ataque e contra-ataque </text:span><text:span text:style-name="T48">subtrai</text:span><text:span text:style-name="T47"> </text:span><text:span text:style-name="T45">somente </text:span><text:span text:style-name="T47">o </text:span><text:span text:style-name="T40">HP</text:span><text:span text:style-name="T47"> do oponente.</text:span></text:p>
      <text:p text:style-name="P25"/>
      <text:p text:style-name="P26">Se o jogador tentar jogar um artefato mas o Uso de Mana for maior que a Mana da criatura, a carta de artefato é descartada e o ataque usará apenas a o dano do atributo da criatura.</text:p>
      <text:p text:style-name="P27"/>
      <text:p text:style-name="P34"><text:soft-page-break/><text:span text:style-name="T3">Tânia </text:span><text:span text:style-name="T4">gostaria que as jogadas fossem mais automatizadas para que eles não precisassem ficar fazendo cálculos tod</text:span><text:span text:style-name="T25">a</text:span><text:span text:style-name="T4"> vez que suas cartas recebessem ou causassem danos, então ela pediu pra você fazer um programa que resolv</text:span><text:span text:style-name="T16">a</text:span><text:span text:style-name="T4"> esse problema.</text:span></text:p>
      <text:p text:style-name="P38"><text:span text:style-name="T4">S</text:span><text:span text:style-name="T2">eu papel é </text:span><text:span text:style-name="T17">criar um programa, que, dado a criatura e artefato de dois jogadores, calcule e informe a os valores finais </text:span><text:span text:style-name="T18">dos atributos de cada criatura. Se o dano for muito alto e a criatura ficar com HP negativo, o valor deve ser </text:span><text:span text:style-name="T25">mudado para </text:span><text:span text:style-name="T18">0.</text:span></text:p>
      <text:p text:style-name="P28"/>
      <text:p text:style-name="P4">Entrada</text:p>
      <text:p text:style-name="P35"><text:span text:style-name="T18">A entrada consiste em um inteiro </text:span><text:span text:style-name="T26">N</text:span><text:span text:style-name="T19">,</text:span><text:span text:style-name="T26"> </text:span><text:span text:style-name="T20">0</text:span><text:span text:style-name="T19">&gt;</text:span><text:span text:style-name="T26">N</text:span><text:span text:style-name="T19">&lt;=30,</text:span><text:span text:style-name="T26"> </text:span><text:span text:style-name="T19">indicando a quantidade de jogadas.</text:span></text:p>
      <text:p text:style-name="P30"><text:span text:style-name="T32">C</text:span><text:span text:style-name="T33">ada jogada é composta por, </text:span><text:span text:style-name="T34">uma</text:span><text:span text:style-name="T33"> strings </text:span><text:span text:style-name="T28">C1, </text:span><text:span text:style-name="T33">indicando a criatura jogada pelo jogador 1, </text:span><text:span text:style-name="T34">três números </text:span><text:span text:style-name="T29">D1, HP1 </text:span><text:span text:style-name="T30">e</text:span><text:span text:style-name="T29"> M1</text:span><text:span text:style-name="T34"> indicando, respectivamente, os atributos da raça </text:span><text:span text:style-name="T30">Dano, HP e Mana</text:span><text:span text:style-name="T34">, em seguida outra string</text:span><text:span text:style-name="T30"> A1</text:span><text:span text:style-name="T34">, indicando o artefato jogado pelo jogador 1, seguido por três números </text:span><text:span text:style-name="T29">AD1, AHP1 </text:span><text:span text:style-name="T31">e</text:span><text:span text:style-name="T29"> UM1</text:span><text:span text:style-name="T34">, indicando, respectivamente, </text:span><text:span text:style-name="T35">os atributos do artefato</text:span><text:span text:style-name="T31"> Aumento de Dano, Aumento de HP e Uso de Mana</text:span><text:span text:style-name="T33">. </text:span><text:span text:style-name="T35">Repetindo a mesma regra para as cartas do jogador 2, </text:span><text:span text:style-name="T34">uma</text:span><text:span text:style-name="T33"> strings </text:span><text:span text:style-name="T28">C</text:span><text:span text:style-name="T31">2</text:span><text:span text:style-name="T28">, </text:span><text:span text:style-name="T33">indicando a criatura jogada pelo jogador </text:span><text:span text:style-name="T35">2</text:span><text:span text:style-name="T33">, </text:span><text:span text:style-name="T34">três números </text:span><text:span text:style-name="T29">D</text:span><text:span text:style-name="T31">2</text:span><text:span text:style-name="T29">, HP</text:span><text:span text:style-name="T31">2</text:span><text:span text:style-name="T29"> </text:span><text:span text:style-name="T30">e</text:span><text:span text:style-name="T29"> M</text:span><text:span text:style-name="T31">2</text:span><text:span text:style-name="T34"> indicando, respectivamente, os atributos da raça </text:span><text:span text:style-name="T30">Dano, HP e Mana</text:span><text:span text:style-name="T34">, em seguida outra string</text:span><text:span text:style-name="T30"> A</text:span><text:span text:style-name="T31">2</text:span><text:span text:style-name="T34">, indicando o artefato jogado pelo jogador </text:span><text:span text:style-name="T35">2</text:span><text:span text:style-name="T34">, seguido por três números </text:span><text:span text:style-name="T29">AD</text:span><text:span text:style-name="T31">2</text:span><text:span text:style-name="T29">, AHP</text:span><text:span text:style-name="T31">2</text:span><text:span text:style-name="T29"> </text:span><text:span text:style-name="T31">e</text:span><text:span text:style-name="T29"> UM</text:span><text:span text:style-name="T31">2</text:span><text:span text:style-name="T34">, indicando, respectivamente, </text:span><text:span text:style-name="T35">os atributos do artefato</text:span><text:span text:style-name="T31"> Aumento de Dano, Aumento de HP e Uso de Mana</text:span><text:span text:style-name="T33">.</text:span></text:p>
      <text:p text:style-name="P30"><text:span text:style-name="T33"/></text:p>
      <text:p text:style-name="P30"><text:span text:style-name="T29">O</text:span><text:span text:style-name="T31">BS.</text:span></text:p>
      <text:p text:style-name="P30"><text:span text:style-name="T37">O</text:span><text:span text:style-name="T35">s atributos numéricos nunca serão maiores que 100000. </text:span></text:p>
      <text:p text:style-name="P30"><text:span text:style-name="T35">Os atributos </text:span><text:span text:style-name="T31">AD1, AD2 </text:span><text:span text:style-name="T35">(aumento de dano), </text:span><text:span text:style-name="T31">AHP1, AHP2 </text:span><text:span text:style-name="T35">(aumento de HP), já entrará racionalizados, ou seja, se o aumento de dano for 26.787% </text:span><text:span text:style-name="T36">a entrada será 0.26787.</text:span></text:p>
      <text:p text:style-name="P30"><text:span text:style-name="T36"/></text:p>
      <text:p text:style-name="P17"><text:span text:style-name="T27">S</text:span><text:span text:style-name="T1">aída</text:span></text:p>
      <text:p text:style-name="P42"><text:span text:style-name="T20">A saída é composta pela raça jogada pelo jogador 1 seguido pelos valores finais de seus atributos, </text:span><text:span text:style-name="T23">antes de cada atributo deve ser imprimido uma frase indicando o atributo, são elas: “Dano=” antes do atributo dano; “HP=” antes do atributo HP; e “Mana=” antes do atributo mana. E</text:span><text:span text:style-name="T20">m seguida a raça escolhida pelo jogador 2 seguido pelos valores finais de seus atributos.</text:span></text:p>
      <text:p text:style-name="P37"><text:span text:style-name="T21">Os valores devem estar com uma precisão de 4 casas após o ponto </text:span><text:span text:style-name="T22">decimal</text:span><text:span text:style-name="T21">.</text:span></text:p>
      <text:p text:style-name="P36"><text:span text:style-name="T20"/></text:p>
      <text:p text:style-name="P19"><text:span text:style-name="T1"/></text:p>
      <table:table table:name="Tabela1" table:style-name="Tabela1">
        <table:table-column table:style-name="Tabela1.A" table:number-columns-repeated="2"/>
        <table:table-row table:style-name="Tabela1.1">
          <table:table-cell table:style-name="Tabela1.A1" office:value-type="string">
            <text:p text:style-name="P20"><text:span text:style-name="T1">Exemplo de Entrada</text:span></text:p>
          </table:table-cell>
          <table:table-cell table:style-name="Tabela1.B1" office:value-type="string">
            <text:p text:style-name="P46">Exemplo de Saída</text:p>
          </table:table-cell>
        </table:table-row>
        <table:table-row table:style-name="TableLine94911932869440">
          <table:table-cell table:style-name="Tabela1.A2" office:value-type="string">
            <text:p text:style-name="P54">1</text:p>
            <text:p text:style-name="P48">MAGO</text:p>
            <text:p text:style-name="P48">97.004 674.031 703.207</text:p>
            <text:p text:style-name="P48">GRIMORIO</text:p>
            <text:p text:style-name="P50">0.189 0.<text:span text:style-name="T52">3</text:span>94 509.374</text:p>
            <text:p text:style-name="P48">ELFO</text:p>
            <text:p text:style-name="P52">148.347 834.087 208.670</text:p>
            <text:p text:style-name="P48">ARMA</text:p>
            <text:p text:style-name="P52">0.379 0.000 19.715</text:p>
          </table:table-cell>
          <table:table-cell table:style-name="Tabela1.B2" office:value-type="string">
            <text:p text:style-name="P47">MAGO</text:p>
            <text:p text:style-name="P47"><text:span text:style-name="T54">Dano=</text:span>115.3378</text:p>
            <text:p text:style-name="P47">HP=203.8923</text:p>
            <text:p text:style-name="P47">Mana=193.8330</text:p>
            <text:p text:style-name="P47">ELFO</text:p>
            <text:p text:style-name="P47">Dano=204.5705</text:p>
            <text:p text:style-name="P47">HP=718.7492</text:p>
            <text:p text:style-name="P47">Mana=188.9550</text:p>
          </table:table-cell>
        </table:table-row>
        <table:table-row table:style-name="TableLine94911932869440">
          <table:table-cell table:style-name="Tabela1.A3" office:value-type="string">
            <text:p text:style-name="P55">2</text:p>
            <text:p text:style-name="P55">humano</text:p>
            <text:p text:style-name="P55">347.088 200.00<text:span text:style-name="T55">0</text:span> 61.974</text:p>
            <text:p text:style-name="P55">arma</text:p>
            <text:p text:style-name="P56">0.647 0.084 8.671</text:p>
            <text:p text:style-name="P56">elfo</text:p>
            <text:p text:style-name="P56">174.941 200.000 74.741</text:p>
            <text:p text:style-name="P56">pocao</text:p>
            <text:p text:style-name="P56">0.217 0.512 57.12</text:p>
            <text:p text:style-name="P49"><text:soft-page-break/>MAGO</text:p>
            <text:p text:style-name="P49">97.004 674.031 703.207</text:p>
            <text:p text:style-name="P49">GRIMORIO</text:p>
            <text:p text:style-name="P51">0.189 0.<text:span text:style-name="T52">3</text:span>94 509.374</text:p>
            <text:p text:style-name="P49">ELFO</text:p>
            <text:p text:style-name="P53">148.347 834.087 208.670</text:p>
            <text:p text:style-name="P49">ARMA</text:p>
            <text:p text:style-name="P53">0.379 0.000 19.715</text:p>
          </table:table-cell>
          <table:table-cell table:style-name="Tabela1.B3" office:value-type="string">
            <text:p text:style-name="P47">humano</text:p>
            <text:p text:style-name="P47">Dano=571.6539</text:p>
            <text:p text:style-name="P47">HP=183.2000</text:p>
            <text:p text:style-name="P47">Mana=53.3030</text:p>
            <text:p text:style-name="P47">elfo</text:p>
            <text:p text:style-name="P47">Dano=174.9410</text:p>
            <text:p text:style-name="P47">HP=0.0000</text:p>
            <text:p text:style-name="P47">Mana=74.7410</text:p>
            <text:p text:style-name="P47">MAGO</text:p>
            <text:p text:style-name="P47"><text:soft-page-break/>Dano=115.3378</text:p>
            <text:p text:style-name="P47">HP=203.8923</text:p>
            <text:p text:style-name="P47">Mana=193.8330</text:p>
            <text:p text:style-name="P47">ELFO</text:p>
            <text:p text:style-name="P47">Dano=204.5705</text:p>
            <text:p text:style-name="P47">HP=718.7492</text:p>
            <text:p text:style-name="P47">Mana=188.9550</text:p>
          </table:table-cell>
        </table:table-row>
        <table:table-row table:style-name="TableLine94911932869440">
          <table:table-cell table:style-name="Tabela1.A4" office:value-type="string">
            <text:p text:style-name="P47"/>
          </table:table-cell>
          <table:table-cell table:style-name="Tabela1.B4" office:value-type="string">
            <text:p text:style-name="P47"/>
          </table:table-cell>
        </table:table-row>
        <table:table-row table:style-name="TableLine94911932869440">
          <table:table-cell table:style-name="Tabela1.A5" office:value-type="string">
            <text:p text:style-name="P47"/>
          </table:table-cell>
          <table:table-cell table:style-name="Tabela1.B5" office:value-type="string">
            <text:p text:style-name="P47"/>
          </table:table-cell>
        </table:table-row>
        <table:table-row table:style-name="TableLine94911932869440">
          <table:table-cell table:style-name="Tabela1.A6" office:value-type="string">
            <text:p text:style-name="P47"/>
          </table:table-cell>
          <table:table-cell table:style-name="Tabela1.B6" office:value-type="string">
            <text:p text:style-name="P47"/>
          </table:table-cell>
        </table:table-row>
      </table:table>
      <text:p text:style-name="P17"><text:span text:style-name="T1"/></text:p>
      <text:p text:style-name="P39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0T08:12:57.318153530</meta:creation-date>
    <dc:date>2023-05-10T16:58:41.961386389</dc:date>
    <meta:editing-duration>PT33M47S</meta:editing-duration>
    <meta:editing-cycles>3</meta:editing-cycles>
    <meta:generator>LibreOffice/6.4.7.2$Linux_X86_64 LibreOffice_project/40$Build-2</meta:generator>
    <meta:document-statistic meta:table-count="1" meta:image-count="0" meta:object-count="0" meta:page-count="3" meta:paragraph-count="103" meta:word-count="888" meta:character-count="5077" meta:non-whitespace-character-count="4288"/>
  </office:meta>
</office:document-meta>
</file>